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person1cijfer</text:p>
          </table:table-cell>
          <table:table-cell office:value-type="string" calcext:value-type="string">
            <text:p>person2cijfer</text:p>
          </table:table-cell>
          <table:table-cell office:value-type="string" calcext:value-type="string">
            <text:p>rating</text:p>
          </table:table-cell>
          <table:table-cell/>
          <table:table-cell office:value-type="string" calcext:value-type="string">
            <text:p>person1weight</text:p>
          </table:table-cell>
          <table:table-cell office:value-type="string" calcext:value-type="string">
            <text:p>person2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B2]*[.F$2]+[.C2]*[.G$2])/([.F$2]+[.G$2])" office:value-type="float" office:value="3.31818181818182" calcext:value-type="float">
            <text:p>3.31818181818182</text:p>
          </table:table-cell>
          <table:table-cell/>
          <table:table-cell table:formula="of:=AVERAGE([.B2:.B11])" office:value-type="float" office:value="4.83333333333333" calcext:value-type="float">
            <text:p>4.83333333333333</text:p>
          </table:table-cell>
          <table:table-cell table:style-name="ce1" table:formula="of:=AVERAGE([.C2:.C1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B3]*[.F$2]+[.C3]*[.G$2])/([.F$2]+[.G$2])" office:value-type="float" office:value="3.31818181818182" calcext:value-type="float">
            <text:p>3.3181818181818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B4]*[.F$2]+[.C4]*[.G$2])/([.F$2]+[.G$2])" office:value-type="float" office:value="3.31818181818182" calcext:value-type="float">
            <text:p>3.3181818181818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B5]*[.F$2]+[.C5]*[.G$2])/([.F$2]+[.G$2])" office:value-type="float" office:value="3.31818181818182" calcext:value-type="float">
            <text:p>3.3181818181818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([.B6]*[.F$2]+[.C6]*[.G$2])/([.F$2]+[.G$2])" office:value-type="float" office:value="6.61363636363636" calcext:value-type="float">
            <text:p>6.613636363636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B7]*[.F$2]+[.C7]*[.G$2])/([.F$2]+[.G$2])" office:value-type="float" office:value="4.34090909090909" calcext:value-type="float">
            <text:p>4.3409090909090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([.B8]*[.F$2]+[.C8]*[.G$2])/([.F$2]+[.G$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[.B9]*[.F$2]+[.C9]*[.G$2])/([.F$2]+[.G$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[.B10]*[.F$2]+[.C10]*[.G$2])/([.F$2]+[.G$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[.B11]*[.F$2]+[.C11]*[.G$2])/([.F$2]+[.G$2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4:23:44.882422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1:29:40.241526281</meta:creation-date>
    <dc:date>2017-05-27T14:24:20.550248397</dc:date>
    <meta:editing-duration>PT2M58S</meta:editing-duration>
    <meta:editing-cycles>3</meta:editing-cycles>
    <meta:generator>LibreOffice/5.3.1.2$Linux_X86_64 LibreOffice_project/30m0$Build-2</meta:generator>
    <meta:document-statistic meta:table-count="1" meta:cell-count="40" meta:object-count="0"/>
  </office:meta>
</office:document-meta>
</file>